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5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36-37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ZEKIAH AND THE ASSYRIAN DANGER (36:1-22; 37:1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EZEKIAH AND THE ASSYRIAN DANGER (36:1-22; 37:1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Sennacherib and Hezekiah-Round One (36:1-22; 37:1-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Sennacherib and Hezekiah-Round One (36:1-22; 37:1-7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men from the king (36:1-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message to the king (36:4-2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message to the king (36:4-21):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What Judah cannot do (36:4-12, 18-2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at Judah cannot do (36:4-12, 18-2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y cannot depend on Egypt (36:4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y cannot depend on God (36:7-12, 18-2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message to the king (36:4-21):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at Judah cannot do (36:4-12, 18-2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Judah should do (36:13-1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Sennacherib and Hezekiah-Round One (36:1-22; 37:1-7)<text:s text:c="1"/></text:span><text:span text:style-name="a513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men from the king (36:1-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message to the king (36:4-21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misery of the king (36:22; 37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man of God and the king (37:2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man of God and the king (37:2-7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ezekiah's request to Isaiah (37:2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ezekiah's reassurance from Isaiah (37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ennacherib and Hezekiah-Round One (36:1-22; 37:1-7)<text:s text:c="1"/></text:span><text:span text:style-name="a549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men from the king (36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message to the king (36:4-2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ery of the king (36:22; 37: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man of God and the king (37:2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HEZEKIAH AND THE ASSYRIAN DANGER (36:1-22; 37:1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Sennacherib and Hezekiah-Round One (36:1-22; 37:1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nnacherib and Hezekiah-Round Two (37:8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Sennacherib and Hezekiah-Round Two (37:8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Assyrian king to the Judean king (37:8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Judean king to the King of kings (37:14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ZEKIAH AND THE ASSYRIAN DANGER (36:1-22; 37:1-20)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Sennacherib and Hezekiah-Round One (36:1-22; 37:1-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Sennacherib and Hezekiah-Round Two (37:8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36-37<text:s text:c="1"/>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HEZEKIAH AND THE ASSYRIAN DANGER (36:1-22; 37:1-2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EZEKIAH AND THE ANGELIC DELIVERIANCE (37:21-38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-title-Title-Slide" presentation:presentation-page-layout-name="Master1-PPL1" draw:id="Slide-270">
        <draw:frame draw:id="id111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EZEKIAH AND THE ANGELIC DELIVERIANCE (37:21-38)<text:s text:c="1"/></text:span><text:span text:style-name="a630" text:class-names=""/></text:p>
          </draw:text-box>
          <svg:title/>
          <svg:desc/>
        </draw:frame>
        <draw:frame draw:id="id112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God condemns Sennacherib (37:21-29).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God condemns Sennacherib (37:21-29).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is pride (37:21-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unishment (37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EZEKIAH AND THE ANGELIC DELIVERIANCE (37:21-38)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God condemns Sennacherib (37:21-29)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 consoles Hezekiah (37:30-38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-title-Title-Slide" presentation:presentation-page-layout-name="Master1-PPL1" draw:id="Slide-273">
        <draw:frame draw:id="id117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God consoles Hezekiah (37:30-38).<text:s text:c="1"/></text:span><text:span text:style-name="a670" text:class-names=""/></text:p>
          </draw:text-box>
          <svg:title/>
          <svg:desc/>
        </draw:frame>
        <draw:frame draw:id="id118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promises (37:30-35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promises (37:30-35):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land will soon enjoy abundant crops (37:30-3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ssyrians will never enter Jerusalem (37:33-3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God consoles Hezekiah (37:30-38).<text:s text:c="1"/>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promises (37:30-35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ower (37:36-38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HEZEKIAH AND THE ANGELIC DELIVERIANCE (37:21-38)<text:s text:c="1"/>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od condemns Sennacherib (37:21-29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God consoles Hezekiah (37:30-38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2" draw:style-name="a723" draw:master-page-name="Master1-Layout12-tx-Title-and-Text" presentation:presentation-page-layout-name="Master1-PPL12" draw:id="Slide-277">
        <draw:frame draw:id="id125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ISAIAH 36-37<text:s text:c="1"/></text:span><text:span text:style-name="a725" text:class-names=""/></text:p>
          </draw:text-box>
          <svg:title/>
          <svg:desc/>
        </draw:frame>
        <draw:frame draw:id="id126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HEZEKIAH AND THE ASSYRIAN DANGER (36:1-22; 37:1-2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HEZEKIAH AND THE ANGELIC DELIVERIANCE (37:21-3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3" draw:style-name="a738" draw:master-page-name="Master1-Layout1-title-Title-Slide" presentation:presentation-page-layout-name="Master1-PPL1" draw:id="Slide-278">
        <draw:frame draw:id="id127" presentation:style-name="a742" draw:name="Title 1" svg:x="1.38in" svg:y="0.83in" svg:width="10.3in" svg:height="4.42in" presentation:class="title" presentation:placeholder="false">
          <draw:text-box>
            <text:p text:style-name="a741" text:class-names="" text:cond-style-name=""><text:span text:style-name="a739" text:class-names="">ISAIAH 38-39<text:s text:c="1"/></text:span><text:span text:style-name="a740" text:class-names=""/></text:p>
          </draw:text-box>
          <svg:title/>
          <svg:desc/>
        </draw:frame>
        <draw:frame draw:id="id128" presentation:style-name="a747" draw:name="Subtitle 2" svg:x="1.38in" svg:y="5.25in" svg:width="10.3in" svg:height="1.85in" presentation:class="subtitle" presentation:placeholder="false">
          <draw:text-box>
            <text:p text:style-name="a744" text:class-names="" text:cond-style-name=""><text:span text:style-name="a743" text:class-names="">THE HEALING OF HEZEKIAH (38:1-22)<text:s text:c="1"/></text:span></text:p>
            <text:p text:style-name="a746" text:class-names="" text:cond-style-name=""><text:span text:style-name="a745" text:class-names=""/></text:p>
          </draw:text-box>
          <svg:title/>
          <svg:desc/>
        </draw:frame>
      </draw:page>
      <draw:page draw:name="Slide24" draw:style-name="a748" draw:master-page-name="Master1-Layout12-tx-Title-and-Text" presentation:presentation-page-layout-name="Master1-PPL12" draw:id="Slide-279">
        <draw:frame draw:id="id129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HEALING OF HEZEKIAH (38:1-22)<text:s text:c="1"/></text:span><text:span text:style-name="a750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sickness of the king (38:1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upplication by the king (38:2-3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alvation of the king (38:4-6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ign for the king (38:7-8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summary by the king (38:9-2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-title-Title-Slide" presentation:presentation-page-layout-name="Master1-PPL1" draw:id="Slide-280">
        <draw:frame draw:id="id131" presentation:style-name="a776" draw:name="Title 1" svg:x="1.38in" svg:y="0.83in" svg:width="10.3in" svg:height="4.42in" presentation:class="title" presentation:placeholder="false">
          <draw:text-box>
            <text:p text:style-name="a775" text:class-names="" text:cond-style-name=""><text:span text:style-name="a773" text:class-names=""><text:s text:c="1"/>The summary by the king (38:9-22)<text:s text:c="1"/></text:span><text:span text:style-name="a774" text:class-names=""/></text:p>
          </draw:text-box>
          <svg:title/>
          <svg:desc/>
        </draw:frame>
        <draw:frame draw:id="id132" presentation:style-name="a781" draw:name="Subtitle 2" svg:x="1.38in" svg:y="5.25in" svg:width="10.3in" svg:height="1.85in" presentation:class="subtitle" presentation:placeholder="false">
          <draw:text-box>
            <text:p text:style-name="a778" text:class-names="" text:cond-style-name=""><text:span text:style-name="a777" text:class-names=""><text:s text:c="1"/>Regarding his depression (38:9-16)<text:s text:c="1"/></text:span></text:p>
            <text:p text:style-name="a780" text:class-names="" text:cond-style-name=""><text:span text:style-name="a779" text:class-names=""/></text:p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Regarding his depression (38:9-16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He feels betrayed (38:9-1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 feels broken (38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summary by the king (38:9-22)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Regarding his depression (38:9-16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Regarding his deliverance (38:17-22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Regarding his deliverance (38:17-22)<text:s text:c="1"/></text:span><text:span text:style-name="a814" text:class-names=""/></text:p>
          </draw:text-box>
          <svg:title/>
          <svg:desc/>
        </draw:frame>
        <draw:frame draw:id="id138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What God has done (38:17-18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Hezekiah will do (38:19-2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Isaiah tells Hezekiah's servants (38:2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Hezekiah asks (38:2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9" draw:style-name="a833" draw:master-page-name="Master1-Layout12-tx-Title-and-Text" presentation:presentation-page-layout-name="Master1-PPL12" draw:id="Slide-284">
        <draw:frame draw:id="id139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summary by the king (38:9-22)<text:s text:c="1"/></text:span><text:span text:style-name="a835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Regarding his depression (38:9-1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Regarding his deliverance (38:17-22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HEALING OF HEZEKIAH (38:1-22)<text:s text:c="1"/></text:span><text:span text:style-name="a850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sickness of the king (38:1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supplication by the king (38:2-3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alvation of the king (38:4-6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sign for the king (38:7-8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summary by the king (38:9-22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ISAIAH 38-39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HEALING OF HEZEKIAH (38:1-22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HOSPITALITY OF HEZEKIAH (39:1-8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THE HOSPITALITY OF HEZEKIAH (39:1-8)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foolishness of the king (39:1-2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faulting of the king (39:3-8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faulting of the king (39:3-8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rebuke (39:3-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response (39: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HOSPITALITY OF HEZEKIAH (39:1-8)<text:s text:c="1"/></text:span><text:span text:style-name="a919" text:class-names=""/></text:p>
          </draw:text-box>
          <svg:title/>
          <svg:desc/>
        </draw:frame>
        <draw:frame draw:id="id150" presentation:style-name="a931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he foolishness of the king (39:1-2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faulting of the king (39:3-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5" draw:style-name="a932" draw:master-page-name="Master1-Layout12-tx-Title-and-Text" presentation:presentation-page-layout-name="Master1-PPL12" draw:id="Slide-290">
        <draw:frame draw:id="id151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ISAIAH 38-39<text:s text:c="1"/></text:span><text:span text:style-name="a934" text:class-names=""/></text:p>
          </draw:text-box>
          <svg:title/>
          <svg:desc/>
        </draw:frame>
        <draw:frame draw:id="id152" presentation:style-name="a946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THE HEALING OF HEZEKIAH (38:1-22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THE HOSPITALITY OF HEZEKIAH (39:1-8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draw:page draw:name="Slide36" draw:style-name="a947" draw:master-page-name="Master1-Layout1-title-Title-Slide" presentation:presentation-page-layout-name="Master1-PPL1" draw:id="Slide-291">
        <draw:frame draw:id="id153" presentation:style-name="a951" draw:name="Title 1" svg:x="1.38in" svg:y="0.83in" svg:width="10.3in" svg:height="4.42in" presentation:class="title" presentation:placeholder="false">
          <draw:text-box>
            <text:p text:style-name="a950" text:class-names="" text:cond-style-name=""><text:span text:style-name="a948" text:class-names="">Isaiah Part 5</text:span><text:span text:style-name="a949" text:class-names=""/></text:p>
          </draw:text-box>
          <svg:title/>
          <svg:desc/>
        </draw:frame>
        <draw:frame draw:id="id154" presentation:style-name="a9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5</dc:title>
    <meta:initial-creator>David STRICKLAND</meta:initial-creator>
    <dc:creator>David STRICKLAND</dc:creator>
    <meta:creation-date>2020-02-22T19:28:06Z</meta:creation-date>
    <dc:date>2020-02-22T19:28:06Z</dc:date>
    <meta:template xlink:href="BibleStudy" xlink:type="simple"/>
    <meta:editing-cycles>1</meta:editing-cycles>
    <meta:editing-duration>PT0S</meta:editing-duration>
    <meta:document-statistic meta:paragraph-count="109" meta:word-count="871"/>
  </office:meta>
</office:document-meta>
</file>